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7.179cm" style:rel-column-width="24760*"/>
    </style:style>
    <style:style style:name="Tableau3.B" style:family="table-column">
      <style:table-column-properties style:column-width="4.223cm" style:rel-column-width="14563*"/>
    </style:style>
    <style:style style:name="Tableau3.C" style:family="table-column">
      <style:table-column-properties style:column-width="3.799cm" style:rel-column-width="13105*"/>
    </style:style>
    <style:style style:name="Tableau3.D" style:family="table-column">
      <style:table-column-properties style:column-width="3.799cm" style:rel-column-width="1310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6" style:family="paragraph" style:parent-style-name="Standard"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2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font-name="Liberation Sans" officeooo:paragraph-rsid="0054b64a"/>
    </style:style>
    <style:style style:name="P24" style:family="paragraph" style:parent-style-name="Standard">
      <style:text-properties officeooo:paragraph-rsid="0052b7ea"/>
    </style:style>
    <style:style style:name="P25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style:paragraph-properties fo:text-align="start" style:justify-single-word="false"/>
    </style:style>
    <style:style style:name="P29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30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ans" style:text-underline-style="none" officeooo:rsid="0027a6bd" officeooo:paragraph-rsid="0027a6bd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style:font-name="Liberation Sans" fo:font-size="10.5pt" fo:font-weight="normal" officeooo:rsid="0016ffc7" officeooo:paragraph-rsid="00c1f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bd0340"/>
    </style:style>
    <style:style style:name="P39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bda410"/>
    </style:style>
    <style:style style:name="P42" style:family="paragraph" style:parent-style-name="Standard">
      <style:text-properties officeooo:paragraph-rsid="00be43b8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Liberation Sans" fo:font-size="9pt" fo:font-style="italic" fo:font-weight="normal" officeooo:rsid="00a04745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0" style:family="text">
      <style:text-properties style:font-name="Liberation Sans" officeooo:rsid="00798610"/>
    </style:style>
    <style:style style:name="T21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style:text-underline-style="none" fo:font-weight="normal" officeooo:rsid="0027a6bd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63fa4e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weight="normal" officeooo:rsid="007b5860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016ffc7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Liberation Sans" fo:font-size="11pt" fo:font-weight="normal" officeooo:rsid="00bda410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Liberation Sans" fo:font-size="11pt" style:font-size-asian="11pt" style:font-size-complex="11pt"/>
    </style:style>
    <style:style style:name="T31" style:family="text">
      <style:text-properties style:font-name="Liberation Sans" fo:font-size="11pt" officeooo:rsid="008eeaec" style:font-size-asian="11pt" style:font-size-complex="11pt"/>
    </style:style>
    <style:style style:name="T32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size-complex="11pt" style:font-style-complex="italic"/>
    </style:style>
    <style:style style:name="T34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35" style:family="text">
      <style:text-properties style:font-name="Liberation Sans" fo:font-size="10.5pt" fo:font-weight="normal" officeooo:rsid="00a04745" style:font-size-asian="10.5pt" style:font-weight-asian="normal" style:font-size-complex="10.5pt" style:font-weight-complex="normal"/>
    </style:style>
    <style:style style:name="T36" style:family="text">
      <style:text-properties style:font-name="Liberation Sans" fo:font-size="10.5pt" fo:font-weight="normal" officeooo:rsid="0016ffc7" style:font-size-asian="10.5pt" style:font-weight-asian="normal" style:font-size-complex="10.5pt" style:font-weight-complex="normal"/>
    </style:style>
    <style:style style:name="T37" style:family="text">
      <style:text-properties style:font-name="Liberation Sans" fo:font-size="10.5pt" fo:font-weight="normal" officeooo:rsid="00a1beb1" style:font-size-asian="10.5pt" style:font-weight-asian="normal" style:font-size-complex="10.5pt" style:font-weight-complex="normal"/>
    </style:style>
    <style:style style:name="T38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39" style:family="text">
      <style:text-properties fo:font-size="11pt" fo:background-color="transparent" loext:char-shading-value="0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2"><draw:frame draw:style-name="fr1" draw:name="image: o.logo" text:anchor-type="paragraph" svg:x="0cm" svg:y="0cm" svg:width="4.501cm" style:rel-width="100%" svg:height="2.545cm" style:rel-height="84%" draw:z-index="0"><draw:text-box><text:p text:style-name="P28"/></draw:text-box><svg:desc>logo set in LabBook</svg:desc></draw:frame></text:p>
          </table:table-cell>
          <table:table-cell table:style-name="Table_5f_HEAD.A1" office:value-type="string">
            <text:p text:style-name="P13"><text:placeholder text:placeholder-type="text">&lt;o.lab.name&gt;</text:placeholder></text:p>
          </table:table-cell>
        </table:table-row>
        <table:table-row table:style-name="TableLine1560438414656">
          <table:covered-table-cell/>
          <table:table-cell table:style-name="Table_5f_HEAD.A1" office:value-type="string">
            <text:p text:style-name="P7"><text:placeholder text:placeholder-type="text">&lt;o.lab.head2&gt;</text:placeholder></text:p>
          </table:table-cell>
        </table:table-row>
        <table:table-row table:style-name="TableLine1560438420368">
          <table:covered-table-cell/>
          <table:table-cell table:style-name="Table_5f_HEAD.A1" office:value-type="string">
            <text:p text:style-name="P7"><text:placeholder text:placeholder-type="text">&lt;o.lab.head3&gt;</text:placeholder></text:p>
          </table:table-cell>
        </table:table-row>
        <table:table-row table:style-name="TableLine1560438426352">
          <table:covered-table-cell/>
          <table:table-cell table:style-name="Table_5f_HEAD.A1" office:value-type="string">
            <text:p text:style-name="P7"><text:placeholder text:placeholder-type="text">&lt;o.lab.addr&gt;</text:placeholder></text:p>
          </table:table-cell>
        </table:table-row>
        <table:table-row table:style-name="TableLine1560438449744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29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560438409216">
          <table:table-cell table:style-name="Tableau1.A1" office:value-type="string">
            <text:p text:style-name="P5"><text:a xlink:type="simple" xlink:href="relatorio://if%20test=%22o.rec.num_y%20!=%20''%20%22" text:style-name="Internet_20_link" text:visited-style-name="Visited_20_Internet_20_Link"><text:span text:style-name="T8">if num_y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_y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8"/>
          </table:table-cell>
          <table:table-cell table:style-name="Tableau1.A1" office:value-type="string">
            <text:p text:style-name="P14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1560438459264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8"/>
          </table:table-cell>
          <table:table-cell table:style-name="Tableau1.A2" office:value-type="string">
            <text:p text:style-name="P15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1560438443216">
          <table:table-cell table:style-name="Tableau1.A2" office:value-type="string">
            <text:p text:style-name="P32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8"/>
          </table:table-cell>
          <table:table-cell table:style-name="Tableau1.A2" office:value-type="string">
            <text:p text:style-name="P11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1560438458448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31"/>
          </table:table-cell>
          <table:table-cell table:style-name="Tableau1.A2" office:value-type="string">
            <text:p text:style-name="P9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1560438452736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31"/>
          </table:table-cell>
          <table:table-cell table:style-name="Tableau1.A5" office:value-type="string">
            <text:p text:style-name="P31"/>
          </table:table-cell>
        </table:table-row>
      </table:table>
      <text:p text:style-name="P30"><text:placeholder text:placeholder-type="text">&lt;o.report.title&gt;</text:placeholder></text:p>
      <text:p text:style-name="P3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1560438450016">
          <table:table-cell table:style-name="Tableau2.A1" office:value-type="string">
            <text:p text:style-name="P17"><text:placeholder text:placeholder-type="text">&lt;o.rec.comm_title&gt;</text:placeholder></text:p>
            <text:p text:style-name="P20"><text:placeholder text:placeholder-type="text">&lt;o.rec.comm&gt;</text:placeholder></text:p>
          </table:table-cell>
        </table:table-row>
      </table:table>
      <text:p text:style-name="P34"/>
      <text:p text:style-name="P33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1"><text:placeholder text:placeholder-type="text">&lt;o.label.analyzes&gt;</text:placeholder></text:p>
            </table:table-cell>
            <table:table-cell table:style-name="Tableau3.B1" office:value-type="string">
              <text:p text:style-name="P21"><text:placeholder text:placeholder-type="text">&lt;o.label.results&gt;</text:placeholder></text:p>
            </table:table-cell>
            <table:table-cell table:style-name="Tableau3.B1" office:value-type="string">
              <text:p text:style-name="P21"><text:placeholder text:placeholder-type="text">&lt;o.label.references&gt;</text:placeholder></text:p>
            </table:table-cell>
            <table:table-cell table:style-name="Tableau3.D1" office:value-type="string">
              <text:p text:style-name="P21"><text:placeholder text:placeholder-type="text">&lt;o.label.previous&gt;</text:placeholder></text:p>
            </table:table-cell>
          </table:table-row>
        </table:table-header-rows>
        <table:table-row table:style-name="TableLine1560438450560">
          <table:table-cell table:style-name="Tableau3.A2" table:number-columns-spanned="4" office:value-type="string">
            <text:p text:style-name="P24"><text:a xlink:type="simple" xlink:href="relatorio://for%20each=%22data%20in%20o.l_data%22" text:style-name="Internet_20_link" text:visited-style-name="Visited_20_Internet_20_Link"><text:span text:style-name="T20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1560438450832">
          <table:table-cell table:style-name="Tableau3.A5" table:number-columns-spanned="4" office:value-type="string">
            <text:p text:style-name="P19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1560438453824">
          <table:table-cell table:style-name="Tableau3.A5" table:number-columns-spanned="4" office:value-type="string">
            <text:p text:style-name="P35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1560438451104">
          <table:table-cell table:style-name="Tableau3.A5" table:number-columns-spanned="4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1560438454096">
          <table:table-cell table:style-name="Tableau3.A7" table:number-columns-spanned="4" office:value-type="string">
            <text:p text:style-name="P18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1560438444304">
          <table:table-cell table:style-name="Tableau3.A7" table:number-columns-spanned="4" office:value-type="string">
            <text:p text:style-name="P24"><text:a xlink:type="simple" xlink:href="relatorio://for%20each=%22res%20in%20data.l_res%22" text:style-name="Internet_20_link" text:visited-style-name="Visited_20_Internet_20_Link"><text:span text:style-name="T21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8" office:value-type="string">
            <text:p text:style-name="P22"><text:placeholder text:placeholder-type="text">&lt;res.label&gt;</text:placeholder></text:p>
          </table:table-cell>
          <table:table-cell table:style-name="Tableau3.B8" office:value-type="string">
            <text:p text:style-name="P25"><text:a xlink:type="simple" xlink:href="relatorio://choose%20test=%22%22" text:style-name="Internet_20_link" text:visited-style-name="Visited_20_Internet_20_Link"><text:span text:style-name="T24">choose</text:span></text:a></text:p>
            <text:p text:style-name="P26"><text:a xlink:type="simple" xlink:href="relatorio://when%20test=%22res.bold_value%20=='Y'%20%22" text:style-name="Internet_20_link" text:visited-style-name="Visited_20_Internet_20_Link"><text:span text:style-name="T24">when bold_value =='Y'</text:span></text:a></text:p>
            <text:p text:style-name="P40"><text:span text:style-name="T34"><text:placeholder text:placeholder-type="text">&lt;res.value&gt;</text:placeholder></text:span><text:span text:style-name="T19"><text:placeholder text:placeholder-type="text">&lt;if test="res.unit"&gt;</text:placeholder></text:span><text:span text:style-name="T34"><text:s/></text:span><text:span text:style-name="T34"><text:placeholder text:placeholder-type="text">&lt;res.unit&gt;</text:placeholder></text:span><text:span text:style-name="T19"><text:placeholder text:placeholder-type="text">&lt;/if&gt;</text:placeholder></text:span></text:p>
            <text:p text:style-name="P27"><text:a xlink:type="simple" xlink:href="relatorio:///when" text:style-name="Internet_20_link" text:visited-style-name="Visited_20_Internet_20_Link"><text:span text:style-name="T25">/when</text:span></text:a></text:p>
            <text:p text:style-name="P25"><text:a xlink:type="simple" xlink:href="relatorio://otherwise%20test=%22%22" text:style-name="Internet_20_link" text:visited-style-name="Visited_20_Internet_20_Link"><text:span text:style-name="T24">otherwise</text:span></text:a></text:p>
            <text:p text:style-name="P40"><text:span text:style-name="T36"><text:placeholder text:placeholder-type="text">&lt;res.value&gt;</text:placeholder></text:span><text:span text:style-name="T19"><text:placeholder text:placeholder-type="text">&lt;if test="res.unit"&gt;</text:placeholder></text:span><text:span text:style-name="T37"><text:s/></text:span><text:span text:style-name="T36"><text:placeholder text:placeholder-type="text">&lt;res.unit&gt;</text:placeholder></text:span><text:span text:style-name="T19"><text:placeholder text:placeholder-type="text">&lt;/if&gt;</text:placeholder></text:span></text:p>
            <text:p text:style-name="P25"><text:a xlink:type="simple" xlink:href="relatorio:///otherwise" text:style-name="Internet_20_link" text:visited-style-name="Visited_20_Internet_20_Link"><text:span text:style-name="T25">/otherwise</text:span></text:a></text:p>
            <text:p text:style-name="P27"><text:a xlink:type="simple" xlink:href="relatorio:///choose" text:style-name="Internet_20_link" text:visited-style-name="Visited_20_Internet_20_Link"><text:span text:style-name="T25">/choose</text:span></text:a></text:p>
          </table:table-cell>
          <table:table-cell table:style-name="Tableau3.B8" office:value-type="string">
            <text:p text:style-name="P16"><text:placeholder text:placeholder-type="text">&lt;res.references&gt;</text:placeholder></text:p>
          </table:table-cell>
          <table:table-cell table:style-name="Tableau3.D8" office:value-type="string">
            <text:p text:style-name="P39"><text:span text:style-name="T17"><text:placeholder text:placeholder-type="text">&lt;res.prev_date&gt;</text:placeholder></text:span><text:span text:style-name="T17"><text:s/></text:span><text:span text:style-name="T17"><text:placeholder text:placeholder-type="text">&lt;res.prev_val&gt;</text:placeholder></text:span><text:span text:style-name="T19"><text:placeholder text:placeholder-type="text">&lt;if test="res.unit"&gt;</text:placeholder></text:span><text:span text:style-name="T19"><text:s/></text:span><text:span text:style-name="T18"><text:s/></text:span><text:span text:style-name="T17"><text:placeholder text:placeholder-type="text">&lt;res.prev_unit&gt;</text:placeholder></text:span><text:span text:style-name="T19"><text:placeholder text:placeholder-type="text">&lt;/if&gt;</text:placeholder></text:span></text:p>
          </table:table-cell>
        </table:table-row>
        <table:table-row table:style-name="TableLine1560438458992">
          <table:table-cell table:style-name="Tableau3.A9" table:number-columns-spanned="4" office:value-type="string">
            <text:p text:style-name="P37"><text:span text:style-name="T39"><text:placeholder text:placeholder-type="text">&lt;if test="o.report.full_comm == 'Y' and res.var_comm"&gt;</text:placeholder></text:span></text:p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9" table:number-columns-spanned="4" office:value-type="string">
            <text:p text:style-name="P37"><text:span text:style-name="T38"><text:placeholder text:placeholder-type="text">&lt;res.var_comm&gt;</text:placeholder></text:span></text:p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9" table:number-columns-spanned="4" office:value-type="string">
            <text:p text:style-name="P37"><text:span text:style-name="T39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9" table:number-columns-spanned="4" office:value-type="string">
            <text:p text:style-name="P36"><text:span text:style-name="T39"><text:placeholder text:placeholder-type="text">&lt;if test="o.report.full_comm == 'Y' and res.comm"&gt;</text:placeholder></text:span></text:p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9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1560438458992">
          <table:table-cell table:style-name="Tableau3.A9" table:number-columns-spanned="4" office:value-type="string">
            <text:p text:style-name="P36"><text:span text:style-name="T38"><text:placeholder text:placeholder-type="text">&lt;o.label.comm&gt;</text:placeholder></text:span><text:span text:style-name="T38"><text:s/></text:span><text:span text:style-name="T38"><text:placeholder text:placeholder-type="text">&lt;res.comm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TableLine1560438458992">
          <table:table-cell table:style-name="Tableau3.A9" table:number-columns-spanned="4" office:value-type="string">
            <text:p text:style-name="P36"><text:span text:style-name="T39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leLine1560438443760">
          <table:table-cell table:style-name="Tableau3.A9" table:number-columns-spanned="4" office:value-type="string">
            <text:p text:style-name="P41"><text:a xlink:type="simple" xlink:href="relatorio:///for" text:style-name="Internet_20_link" text:visited-style-name="Visited_20_Internet_20_Link"><text:span text:style-name="T28">/for</text:span></text:a></text:p>
          </table:table-cell>
          <table:covered-table-cell/>
          <table:covered-table-cell/>
          <table:covered-table-cell/>
        </table:table-row>
        <table:table-row table:style-name="TableLine1560438443760">
          <table:table-cell table:style-name="Tableau3.A9" table:number-columns-spanned="4" office:value-type="string">
            <text:p text:style-name="P42"><text:span text:style-name="T27"><text:placeholder text:placeholder-type="text">&lt;if test="data.validate"&gt;</text:placeholder></text:span></text:p>
          </table:table-cell>
          <table:covered-table-cell/>
          <table:covered-table-cell/>
          <table:covered-table-cell/>
        </table:table-row>
        <table:table-row table:style-name="TableLine1560438443760">
          <table:table-cell table:style-name="Tableau3.A9" table:number-columns-spanned="4" office:value-type="string">
            <text:p text:style-name="P42"><text:span text:style-name="T32"><text:placeholder text:placeholder-type="text">&lt;o.label.validate&gt;</text:placeholder></text:span><text:span text:style-name="T32"><text:s/></text:span><text:span text:style-name="T32"><text:placeholder text:placeholder-type="text">&lt;data.validate&gt;</text:placeholder></text:span></text:p>
          </table:table-cell>
          <table:covered-table-cell/>
          <table:covered-table-cell/>
          <table:covered-table-cell/>
        </table:table-row>
        <table:table-row table:style-name="TableLine1560438443760">
          <table:table-cell table:style-name="Tableau3.A9" table:number-columns-spanned="4" office:value-type="string">
            <text:p text:style-name="P42"><text:span text:style-name="T27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leLine1560438460896">
          <table:table-cell table:style-name="Tableau3.A9" table:number-columns-spanned="4" office:value-type="string">
            <text:p text:style-name="P38"><text:a xlink:type="simple" xlink:href="relatori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</table:table-row>
        <table:table-row table:style-name="TableLine1560438469872">
          <table:table-cell table:style-name="Tableau3.A2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1560438400512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_y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1-12-12T20:09:13.237000000</dc:date>
    <meta:editing-duration>P6DT10H42M27S</meta:editing-duration>
    <meta:editing-cycles>163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4" meta:word-count="130" meta:character-count="1590" meta:non-whitespace-character-count="1505"/>
  </office:meta>
</office:document-meta>
</file>